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language="ru" fo:country="RU" officeooo:rsid="0025f185" officeooo:paragraph-rsid="0025f185"/>
    </style:style>
    <style:style style:name="P10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15" style:family="paragraph" style:parent-style-name="Standard">
      <style:text-properties officeooo:rsid="0029ed6a" officeooo:paragraph-rsid="0029ed6a"/>
    </style:style>
    <style:style style:name="P16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17" style:family="paragraph" style:parent-style-name="Heading_20_1">
      <style:text-properties style:font-name="YouTube Sans" fo:language="ru" fo:country="RU" fo:font-weight="bold" officeooo:rsid="0055a606" officeooo:paragraph-rsid="0055a606" style:font-weight-asian="normal" style:font-weight-complex="normal"/>
    </style:style>
    <style:style style:name="P18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20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24" style:family="paragraph" style:parent-style-name="Standard">
      <style:text-properties fo:language="ru" fo:country="RU" officeooo:rsid="003b3afd" officeooo:paragraph-rsid="003b3afd"/>
    </style:style>
    <style:style style:name="P25" style:family="paragraph" style:parent-style-name="Standard">
      <style:text-properties fo:language="ru" fo:country="RU" officeooo:rsid="003eeb32" officeooo:paragraph-rsid="003eeb32"/>
    </style:style>
    <style:style style:name="P2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officeooo:rsid="00244f31"/>
    </style:style>
    <style:style style:name="T20" style:family="text">
      <style:text-properties officeooo:rsid="0029ed6a"/>
    </style:style>
    <style:style style:name="T21" style:family="text">
      <style:text-properties officeooo:rsid="002a8c42"/>
    </style:style>
    <style:style style:name="T22" style:family="text">
      <style:text-properties officeooo:rsid="002b703e"/>
    </style:style>
    <style:style style:name="T23" style:family="text">
      <style:text-properties officeooo:rsid="002f1317"/>
    </style:style>
    <style:style style:name="T24" style:family="text">
      <style:text-properties fo:color="#000000" loext:opacity="100%" style:font-name="Cascadia Mono" fo:font-size="9.5pt" style:font-size-asian="9.5pt"/>
    </style:style>
    <style:style style:name="T25" style:family="text">
      <style:text-properties fo:color="#000000" loext:opacity="100%" style:font-name="Cascadia Mono" fo:font-size="9.5pt" officeooo:rsid="00314d7d" style:font-size-asian="9.5pt"/>
    </style:style>
    <style:style style:name="T26" style:family="text">
      <style:text-properties fo:color="#000000" loext:opacity="100%" style:font-name="Cascadia Mono" fo:font-size="9.5pt" officeooo:rsid="0032e43f" style:font-size-asian="9.5pt"/>
    </style:style>
    <style:style style:name="T27" style:family="text">
      <style:text-properties fo:color="#0000ff" loext:opacity="100%" style:font-name="Cascadia Mono" fo:font-size="9.5pt" style:font-size-asian="9.5pt"/>
    </style:style>
    <style:style style:name="T28" style:family="text">
      <style:text-properties officeooo:rsid="0034f73a"/>
    </style:style>
    <style:style style:name="T29" style:family="text">
      <style:text-properties officeooo:rsid="00397ec1"/>
    </style:style>
    <style:style style:name="T30" style:family="text">
      <style:text-properties officeooo:rsid="003bad6b"/>
    </style:style>
    <style:style style:name="T31" style:family="text">
      <style:text-properties officeooo:rsid="003d12ea"/>
    </style:style>
    <style:style style:name="T32" style:family="text">
      <style:text-properties officeooo:rsid="004d4852"/>
    </style:style>
    <style:style style:name="T33" style:family="text">
      <style:text-properties officeooo:rsid="0053a635"/>
    </style:style>
    <style:style style:name="T34" style:family="text">
      <style:text-properties fo:font-variant="normal" fo:text-transform="none" style:font-name="Roboto" fo:font-size="10.5pt" fo:letter-spacing="normal" fo:language="en" fo:country="US" fo:font-style="normal" style:text-underline-style="solid" style:text-underline-width="auto" style:text-underline-color="font-color" officeooo:rsid="0055f4d9"/>
    </style:style>
    <style:style style:name="T35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36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37" style:family="text">
      <style:text-properties officeooo:rsid="005c9e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ttack.CS </text:p>
      <text:p text:style-name="P24">Скрипт для атаки. Из него будет сформирован <text:span text:style-name="T1">Scriptableobject.</text:span></text:p>
      <text:p text:style-name="P24">- В стойку атаки можно войти, выйти, и обновить действие при входе (<text:span text:style-name="T1">update).</text:span></text:p>
      <text:p text:style-name="P24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24">- <text:span text:style-name="T30">чистит список в </text:span><text:span text:style-name="T5">attackManager</text:span></text:p>
      <text:p text:style-name="P24"><text:span text:style-name="T5">- </text:span><text:span text:style-name="T31">Добавили СЮДА </text:span><text:span text:style-name="T6">deathanimator?</text:span></text:p>
      <text:p text:style-name="Standard"/>
      <text:p text:style-name="P25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32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15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8">AttackManager (singleton) - </text:p>
      <text:p text:style-name="Standard"><text:span text:style-name="T10">Хранилище</text:span> списк<text:span text:style-name="T29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8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19">cs</text:span></text:p>
      <text:p text:style-name="P9">В <text:span text:style-name="T1">Damage Detector – </text:span>применяем аниматор смерти.</text:p>
      <text:p text:style-name="P9"/>
      <text:h text:style-name="Heading_20_1" text:outline-level="1">#17 Pooling System for AttackInfo</text:h>
      <text:p text:style-name="P18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20"/>
      <text:p text:style-name="P6"><text:soft-page-break/></text:p>
      <text:p text:style-name="P18"><text:span text:style-name="T12">pool</text:span>Object Script</text:p>
      <text:p text:style-name="P4"/>
      <text:p text:style-name="P4"/>
      <text:p text:style-name="P3">Pull Manager Script <text:span text:style-name="T20">(singleton)</text:span></text:p>
      <text:p text:style-name="P10">Содержит словарь листов <text:span text:style-name="T1">pullobject’</text:span>ов. <text:span text:style-name="T22">Может пополнять список при необходимости.</text:span></text:p>
      <text:p text:style-name="P10"><text:span text:style-name="T21">Содержит</text:span> метод <text:span text:style-name="T1">Instantiate </text:span>из <text:span text:style-name="T1">Pull object loader. </text:span><text:span text:style-name="T21">(Вызывается в </text:span><text:span text:style-name="T4">Attack)</text:span></text:p>
      <text:p text:style-name="P13">В листах <text:span text:style-name="T1">pullobject</text:span>ов хранятся свободные под пулл объекты, а не занятые. Потому </text:p>
      <text:p text:style-name="P13"><text:span text:style-name="T24"><text:s text:c="2"/></text:span><text:span text:style-name="T27">public</text:span><text:span text:style-name="T24"> GameObject GetObject (PoolObjectType objType) <text:s/>используется, когда, напр, патрону нужно выделить пул. </text:span></text:p>
      <text:p text:style-name="P13"><text:span text:style-name="T24">Когда патрон исчезнет, пул вернется в лис</text:span><text:span text:style-name="T25">т и задизейблится </text:span><text:span text:style-name="T26">( </text:span><text:span text:style-name="T27">public</text:span><text:span text:style-name="T24"> </text:span><text:span text:style-name="T27">void</text:span><text:span text:style-name="T24"> AddObject (PoolObject obj)</text:span><text:span text:style-name="T26">).</text:span></text:p>
      <text:p text:style-name="P7"/>
      <text:p text:style-name="P5"/>
      <text:p text:style-name="P3">Failsafe?</text:p>
      <text:p text:style-name="P11">Если <text:span text:style-name="T1">Poolobjct </text:span>не зареган в <text:span text:style-name="T1">Pull Manager, </text:span>то он должен быть по умочанию отключен. </text:p>
      <text:p text:style-name="P14">Пример был, что если 2 персонажа бьют друг друга, то не идет аптдейт <text:span text:style-name="T28">после смерти и создается 2 пула?</text:span></text:p>
      <text:p text:style-name="P12">Создали через корутины, грубо говоря, время жизни для <text:span text:style-name="T1">pull object, </text:span>чтобы они дохли <text:span text:style-name="T23">через таймер</text:span>, даже если игрок не апдейтится.</text:p>
      <text:p text:style-name="P5"/>
      <text:p text:style-name="P5"/>
      <text:h text:style-name="P16" text:outline-level="1">#18 Trigger Collision</text:h>
      <text:p text:style-name="P5">moving CollidingParts to each trigger</text:p>
      <text:p text:style-name="P5">custom button for setting up RagdollParts(BodyParts)</text:p>
      <text:p text:style-name="P5">no needed to have a Dummy</text:p>
      <text:p text:style-name="P5">designating an enum for each trigger</text:p>
      <text:p text:style-name="P5">figuring out which trigger is being hit</text:p>
      <text:p text:style-name="P5"/>
      <text:p text:style-name="P26">Дано: знание какие чужик коллайдеры нас задевают</text:p>
      <text:p text:style-name="P26">Задача: понять какие из наших коллайдеров задеты.</text:p>
      <text:p text:style-name="P26"/>
      <text:p text:style-name="P22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33">apply) </text:span></text:p>
      <text:p text:style-name="P22"/>
      <text:p text:style-name="P29">Создана кнопка для <text:span text:style-name="T1">Editor, </text:span>которая подгружает массив триггеров <text:span text:style-name="T1">ragdoll.</text:span></text:p>
      <text:p text:style-name="P22"/>
      <text:p text:style-name="P2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27"><text:span text:style-name="T7"/></text:p>
      <text:h text:style-name="P17" text:outline-level="1"><text:span text:style-name="T7">#19 Assigning Death Animations</text:span></text:h>
      <text:p text:style-name="P28"><text:span text:style-name="T35">setting up DeathAnimationManager.cs </text:span></text:p>
      <text:p text:style-name="P28"><text:span text:style-name="T36"><text:s/></text:span><text:span text:style-name="T35">downloading/importing animations</text:span><text:span text:style-name="T36"> </text:span><text:span text:style-name="T36"><text:s/></text:span></text:p>
      <text:p text:style-name="P28"><text:span text:style-name="T35">assigning a death animation to body parts</text:span><text:span text:style-name="T36"> <text:s/></text:span></text:p>
      <text:p text:style-name="P28"><text:span text:style-name="T35">fine-tuning animations</text:span><text:span text:style-name="T7"> </text:span></text:p>
      <text:p text:style-name="P28"><text:span text:style-name="T7"/></text:p>
      <text:p text:style-name="P23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23"><text:span text:style-name="T18"/></text:p>
      <text:p text:style-name="P23">DeathAnimationLoader -<text:span text:style-name="T18">список всех доступных анимаций смерти, из которого </text:span><text:span text:style-name="T37">death animation </text:span><text:soft-page-break/><text:span text:style-name="T37">manager </text:span><text:span text:style-name="T18">будет подсасывать анимации в зависимости от поврежденной часть (</text:span><text:span text:style-name="T37">upper, arm, etc..)</text:span></text:p>
      <text:p text:style-name="P23"/>
      <text:p text:style-name="P23">DeathAnimationManager.cs – <text:span text:style-name="T9">спавнит </text:span>DeathanimationLoader. <text:span text:style-name="T9">Выбирает тип аниматора смерт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2T15:50:57.936000000</dc:date>
    <meta:editing-duration>P7DT1H10M26S</meta:editing-duration>
    <meta:editing-cycles>51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59" meta:word-count="478" meta:character-count="3572" meta:non-whitespace-character-count="3129"/>
  </office:meta>
</office:document-meta>
</file>